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1708in" table:align="left"/>
    </style:style>
    <style:style style:name="Table1.A" style:family="table-column">
      <style:table-column-properties style:column-width="1.0417in"/>
    </style:style>
    <style:style style:name="Table1.B" style:family="table-column">
      <style:table-column-properties style:column-width="5.1292in"/>
    </style:style>
    <style:style style:name="Table1.A1" style:family="table-cell">
      <style:table-cell-properties style:vertical-align="middle" fo:padding="0.0194in" fo:border="none"/>
    </style:style>
    <style:style style:name="P1" style:family="paragraph" style:parent-style-name="Text_20_body" style:list-style-name="L3"/>
    <style:style style:name="P2" style:family="paragraph" style:parent-style-name="Text_20_body" style:list-style-name="L4"/>
    <style:style style:name="P3" style:family="paragraph" style:parent-style-name="Text_20_body" style:list-style-name="L5"/>
    <style:style style:name="P4" style:family="paragraph" style:parent-style-name="Text_20_body" style:list-style-name="L6"/>
    <style:style style:name="P5" style:family="paragraph" style:parent-style-name="Text_20_body" style:list-style-name="L1">
      <style:paragraph-properties fo:margin-top="0in" fo:margin-bottom="0in" fo:padding="0in" fo:border="none"/>
    </style:style>
    <style:style style:name="P6" style:family="paragraph" style:parent-style-name="Text_20_body">
      <style:paragraph-properties fo:padding="0in" fo:border="none"/>
    </style:style>
    <style:style style:name="P7" style:family="paragraph" style:parent-style-name="Text_20_body" style:list-style-name="L1">
      <style:paragraph-properties fo:padding="0in" fo:border="none"/>
    </style:style>
    <style:style style:name="P8" style:family="paragraph" style:parent-style-name="Text_20_body" style:list-style-name="L2">
      <style:paragraph-properties fo:padding="0in" fo:border="none"/>
    </style:style>
    <style:style style:name="P9" style:family="paragraph" style:parent-style-name="Table_20_Heading">
      <style:paragraph-properties fo:padding="0.0193in" fo:border="0.0138in solid #30363d"/>
    </style:style>
    <style:style style:name="P10" style:family="paragraph" style:parent-style-name="Table_20_Heading">
      <style:paragraph-properties fo:padding="0in" fo:border="none"/>
    </style:style>
    <style:style style:name="P11" style:family="paragraph" style:parent-style-name="Table_20_Contents">
      <style:paragraph-properties fo:padding="0.0193in" fo:border="0.0138in solid #30363d"/>
    </style:style>
    <style:style style:name="P12" style:family="paragraph" style:parent-style-name="Preformatted_20_Text">
      <style:paragraph-properties fo:margin-top="0in" fo:margin-bottom="0.1965in"/>
    </style:style>
    <style:style style:name="T1" style:family="text">
      <style:text-properties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Nautilus DevOps Team is working on setting up a new web server for a critical application. The team lead has requested you to create an EC2 instance that will serve as a web server using Nginx. This instance will be part of the initial infrastructure setup for the Nautilus project. Ensuring that the server is correctly configured and accessible from the internet is crucial for the upcoming deployment phase.</text:p>
      <text:p text:style-name="P6">As a member of the Nautilus DevOps Team, your task is to create an EC2 instance with the following specifications:</text:p>
      <text:p text:style-name="P6"><text:span text:style-name="T1">Instance Name:</text:span> The EC2 instance must be named <text:span text:style-name="Source_20_Text">datacenter-ec2</text:span>.</text:p>
      <text:p text:style-name="P6"><text:span text:style-name="T1">AMI:</text:span> Use any available Ubuntu AMI to create this instance.</text:p>
      <text:p text:style-name="P6"><text:span text:style-name="T1">User Data Script:</text:span> Configure the instance to run a user data script during its launch. This script should:</text:p>
      <text:list xml:id="list1007993517607189062" text:style-name="L1">
        <text:list-item>
          <text:p text:style-name="P5">Install the Nginx package.</text:p>
        </text:list-item>
        <text:list-item>
          <text:p text:style-name="P7">Start the Nginx service.</text:p>
        </text:list-item>
      </text:list>
      <text:p text:style-name="P6"><text:span text:style-name="T1">Security Group:</text:span> Ensure that the instance allows HTTP traffic on port <text:span text:style-name="Source_20_Text">80</text:span> from the internet.</text:p>
      <text:p text:style-name="Text_20_body"/>
      <text:p text:style-name="P6">Use below given <text:span text:style-name="T1">AWS Credentials:</text:span> (You can run the <text:span text:style-name="Source_20_Text">showcreds</text:span> command on <text:span text:style-name="Source_20_Text">aws-client</text:span> host to retrieve these credentials)</text:p>
      <table:table table:name="Table1" table:style-name="Table1">
        <table:table-column table:style-name="Table1.A"/>
        <table:table-column table:style-name="Table1.B"/>
        <table:table-header-rows>
          <table:table-row>
            <table:table-cell table:style-name="Table1.A1" office:value-type="string">
              <text:p text:style-name="P9"><text:bookmark text:name="console_url"/>Console URL<text:bookmark text:name="https://726556490828.signin.aws.amazon.com/console?region=us-east-1"/></text:p>
            </table:table-cell>
            <table:table-cell table:style-name="Table1.A1" office:value-type="string">
              <text:p text:style-name="P10"><text:a xlink:type="simple" xlink:href="https://726556490828.signin.aws.amazon.com/console?region=us-east-1" office:target-frame-name="_blank" xlink:show="new" text:style-name="Internet_20_link" text:visited-style-name="Visited_20_Internet_20_Link">https://726556490828.signin.aws.amazon.com/console?region=us-east-1</text:a></text:p>
            </table:table-cell>
          </table:table-row>
        </table:table-header-rows>
        <table:table-row>
          <table:table-cell table:style-name="Table1.A1" office:value-type="string">
            <text:p text:style-name="P11">Username</text:p>
          </table:table-cell>
          <table:table-cell table:style-name="Table1.A1" office:value-type="string">
            <text:p text:style-name="P11">kk_labs_user_855943</text:p>
          </table:table-cell>
        </table:table-row>
        <table:table-row>
          <table:table-cell table:style-name="Table1.A1" office:value-type="string">
            <text:p text:style-name="P11">Password</text:p>
          </table:table-cell>
          <table:table-cell table:style-name="Table1.A1" office:value-type="string">
            <text:p text:style-name="P11">dAv5hLKinG2N</text:p>
          </table:table-cell>
        </table:table-row>
        <table:table-row>
          <table:table-cell table:style-name="Table1.A1" office:value-type="string">
            <text:p text:style-name="P11">Start Time</text:p>
          </table:table-cell>
          <table:table-cell table:style-name="Table1.A1" office:value-type="string">
            <text:p text:style-name="P11">Thu Dec 25 16:25:22 UTC 2025</text:p>
          </table:table-cell>
        </table:table-row>
        <table:table-row>
          <table:table-cell table:style-name="Table1.A1" office:value-type="string">
            <text:p text:style-name="P11">End Time</text:p>
          </table:table-cell>
          <table:table-cell table:style-name="Table1.A1" office:value-type="string">
            <text:p text:style-name="P11">Thu Dec 25 17:25:22 UTC 2025</text:p>
          </table:table-cell>
        </table:table-row>
      </table:table>
      <text:p text:style-name="P6"><text:line-break/><text:span text:style-name="Source_20_Text">Notes:</text:span></text:p>
      <text:list xml:id="list3172371803026759157" text:style-name="L2">
        <text:list-item>
          <text:p text:style-name="P8">Create the resources only in <text:span text:style-name="Source_20_Text">us-east-1</text:span> region.</text:p>
        </text:list-item>
        <text:list-item>
          <text:p text:style-name="P8">To <text:span text:style-name="Source_20_Text">display</text:span> or <text:span text:style-name="Source_20_Text">hide</text:span> the terminal of the AWS client machine, you can use the expand toggle button as shown below:<text:line-break/></text:p>
        </text:list-item>
      </text:list>
      <text:p text:style-name="Standard">Solutions:-</text:p>
      <text:p text:style-name="Standard"/>
      <text:h text:style-name="Heading_20_2" text:outline-level="2">Launch EC2 Instance</text:h>
      <text:list xml:id="list7625347956737871711" text:style-name="L3">
        <text:list-item>
          <text:p text:style-name="P1">Navigate to <text:span text:style-name="Strong_20_Emphasis">EC2 → Instances → Launch Instance</text:span>.</text:p>
        </text:list-item>
        <text:list-item>
          <text:p text:style-name="P1">Configure:</text:p>
          <text:list>
            <text:list-item>
              <text:p text:style-name="P1"><text:span text:style-name="Strong_20_Emphasis">Name</text:span>: <text:span text:style-name="Source_20_Text">datacenter-ec2</text:span></text:p>
            </text:list-item>
            <text:list-item>
              <text:p text:style-name="P1"><text:span text:style-name="Strong_20_Emphasis">AMI</text:span>: Select the latest <text:span text:style-name="Strong_20_Emphasis">Ubuntu Server 22.04 LTS (HVM), SSD Volume Type</text:span>.</text:p>
            </text:list-item>
            <text:list-item>
              <text:p text:style-name="P1"><text:span text:style-name="Strong_20_Emphasis">Instance type</text:span>: <text:span text:style-name="Source_20_Text">t2.micro</text:span> (or any small type for testing).</text:p>
            </text:list-item>
            <text:list-item>
              <text:p text:style-name="P1"><text:span text:style-name="Strong_20_Emphasis">Key pair</text:span>: Choose an existing key or create a new one for SSH access.</text:p>
            </text:list-item>
          </text:list>
        </text:list-item>
      </text:list>
      <text:h text:style-name="Heading_20_2" text:outline-level="2"><text:soft-page-break/>? Step 3: Add User Data Script</text:h>
      <text:p text:style-name="Text_20_body">In the <text:span text:style-name="Strong_20_Emphasis">Advanced details → User data</text:span> section, paste:</text:p>
      <text:p text:style-name="Text_20_body">bash</text:p>
      <text:p text:style-name="Preformatted_20_Text"><text:span text:style-name="Source_20_Text">#!/bin/bash</text:span></text:p>
      <text:p text:style-name="Preformatted_20_Text"><text:span text:style-name="Source_20_Text"># Update package list</text:span></text:p>
      <text:p text:style-name="Preformatted_20_Text"><text:span text:style-name="Source_20_Text">apt-get update -y</text:span></text:p>
      <text:p text:style-name="Preformatted_20_Text"/>
      <text:p text:style-name="Preformatted_20_Text"><text:span text:style-name="Source_20_Text"># Install Nginx</text:span></text:p>
      <text:p text:style-name="Preformatted_20_Text"><text:span text:style-name="Source_20_Text">apt-get install nginx -y</text:span></text:p>
      <text:p text:style-name="Preformatted_20_Text"/>
      <text:p text:style-name="Preformatted_20_Text"><text:span text:style-name="Source_20_Text"># Enable and start Nginx</text:span></text:p>
      <text:p text:style-name="Preformatted_20_Text"><text:span text:style-name="Source_20_Text">systemctl enable nginx</text:span></text:p>
      <text:p text:style-name="P12"><text:span text:style-name="Source_20_Text">systemctl start nginx</text:span></text:p>
      <text:p text:style-name="Text_20_body">This ensures Nginx is installed and running at boot.</text:p>
      <text:h text:style-name="Heading_20_2" text:outline-level="2">? Step 4: Configure Security Group</text:h>
      <text:list xml:id="list4172937985514024390" text:style-name="L4">
        <text:list-item>
          <text:p text:style-name="P2">Create or select a security group.</text:p>
        </text:list-item>
        <text:list-item>
          <text:p text:style-name="P2">Add inbound rules:</text:p>
          <text:list>
            <text:list-item>
              <text:p text:style-name="P2"><text:span text:style-name="Strong_20_Emphasis">HTTP (port 80)</text:span> → Source: <text:span text:style-name="Source_20_Text">0.0.0.0/0</text:span> (allow from anywhere).</text:p>
            </text:list-item>
            <text:list-item>
              <text:p text:style-name="P2">(Optional) <text:span text:style-name="Strong_20_Emphasis">SSH (port 22)</text:span> → Source: your IP for management.</text:p>
            </text:list-item>
          </text:list>
        </text:list-item>
      </text:list>
      <text:p text:style-name="Text_20_body">AWS client .</text:p>
      <text:p text:style-name="Text_20_body">curl http://&lt;Public-IP&gt;</text:p>
      <text:h text:style-name="Heading_20_2" text:outline-level="2">? Step 5: Launch and Verify</text:h>
      <text:list xml:id="list3741557328893774306" text:style-name="L5">
        <text:list-item>
          <text:p text:style-name="P3">Click <text:span text:style-name="Strong_20_Emphasis">Launch Instance</text:span>.</text:p>
        </text:list-item>
        <text:list-item>
          <text:p text:style-name="P3">Wait until the instance state is <text:span text:style-name="Strong_20_Emphasis">running</text:span>.</text:p>
        </text:list-item>
        <text:list-item>
          <text:p text:style-name="P3">Copy the <text:span text:style-name="Strong_20_Emphasis">Public IPv4 address</text:span>.</text:p>
        </text:list-item>
        <text:list-item>
          <text:p text:style-name="P3">Test in browser: <text:span text:style-name="Source_20_Text">http://&lt;Public-IP&gt;</text:span> → You should see the <text:span text:style-name="Strong_20_Emphasis">Nginx default welcome page</text:span>.</text:p>
        </text:list-item>
      </text:list>
      <text:h text:style-name="Heading_20_2" text:outline-level="2">✅ Verification Checklist</text:h>
      <text:list xml:id="list5334647302900161917" text:style-name="L6">
        <text:list-item>
          <text:p text:style-name="P4"><text:span text:style-name="Strong_20_Emphasis">Instance name</text:span> is <text:span text:style-name="Source_20_Text">datacenter-ec2</text:span>.</text:p>
        </text:list-item>
        <text:list-item>
          <text:p text:style-name="P4"><text:span text:style-name="Strong_20_Emphasis">AMI</text:span> is Ubuntu.</text:p>
        </text:list-item>
        <text:list-item>
          <text:p text:style-name="P4"><text:span text:style-name="Strong_20_Emphasis">User data script</text:span> installs and starts Nginx.</text:p>
        </text:list-item>
        <text:list-item>
          <text:p text:style-name="P4"><text:span text:style-name="Strong_20_Emphasis">Security group</text:span> allows HTTP traffic on port 80.</text:p>
        </text:list-item>
        <text:list-item>
          <text:p text:style-name="P4">Accessible via public IP.</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M21S</meta:editing-duration>
    <meta:editing-cycles>4</meta:editing-cycles>
    <meta:generator>OpenOffice/4.1.16$Win32 OpenOffice.org_project/4116m3$Build-9816</meta:generator>
    <dc:date>2025-12-25T22:17:18.63</dc:date>
    <meta:document-statistic meta:table-count="1" meta:image-count="0" meta:object-count="0" meta:page-count="2" meta:paragraph-count="60" meta:word-count="447" meta:character-count="2611"/>
    <meta:user-defined meta:name="Info 1"/>
    <meta:user-defined meta:name="Info 2"/>
    <meta:user-defined meta:name="Info 3"/>
    <meta:user-defined meta:name="Info 4"/>
  </office:meta>
</office:document-meta>
</file>